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="JetBrains Mono" fo:font-size="9pt" style:font-weight-complex="normal" style:font-style-asian="normal" style:font-style-complex="normal" style:font-weight-asian="normal" style:font-size-complex="9pt" style:font-name-complex="JetBrains Mono" fo:font-weight="normal" style:font-size-asian="9pt" style:font-name-asian="JetBrains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2">'VIBFNET'     : {'depth'    : 1, 'kernel_size': 2, 'cnn_dim': 128,</text:span><text:span text:style-name="T2"/><text:span text:style-name="T2">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2">'VIBFNET'     : {'depth'    : 1, 'kernel_size': 2, 'cnn_dim': 128,</text:span><text:span text:style-name="T2"/><text:span text:style-name="T2">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<text:line-break/>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<text:line-break/>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<text:line-break/>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<text:line-break/>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00/00/0000</text:date>, <text:time style:data-style-name="N2" text:time-value="01:37:28.990718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11T11:51:24.443406493</dc:date>
    <meta:editing-duration>PT10H38M49S</meta:editing-duration>
    <meta:editing-cycles>10</meta:editing-cycles>
    <meta:generator>LibreOffice/5.1.6.2$Linux_X86_64 LibreOffice_project/10m0$Build-2</meta:generator>
    <meta:document-statistic meta:table-count="2" meta:cell-count="527" meta:object-count="0"/>
  </office:meta>
</office:document-meta>
</file>